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QS-Maßnahmen Studienarbeit Stauerkennung</text:p>
      <text:p text:style-name="P3"/>
      <text:p text:style-name="P5"/>
      <text:p text:style-name="P4"/>
      <text:p text:style-name="P4">Projektstrukturen beurteilen</text:p>
      <text:p text:style-name="P4"/>
      <text:p text:style-name="P5">Bei dieser QS-Maßnahme wurden die erstellten Projektdokumente während einer Inspektion durch eine dritte unabhängige Person durchgelesen und überprüft.</text:p>
      <text:p text:style-name="P5">Die benötigten Korrekturen wurden in die jeweiligen Dokumente übernommen.</text:p>
      <text:p text:style-name="P5"/>
      <text:p text:style-name="P4">Backend testen</text:p>
      <text:p text:style-name="P5"/>
      <text:p text:style-name="P5">Das Backend des Systems wurde per Bausteintest zu zweit getestet. Hierfür wurden exemplarische Anfragen an das Backend gesendet.</text:p>
      <text:p text:style-name="P5"/>
      <text:p text:style-name="P4">Frontend testen</text:p>
      <text:p text:style-name="P4"/>
      <text:p text:style-name="P5">Bei dieser QS-Maßnahme wurde ein Baustein- und ein Systemtest durchgeführt. Dafür wurde App auf dem Testsystem gestartet und die Funktionalität mit und ohne Backend des Systems getestet.</text:p>
      <text:p text:style-name="P5"/>
      <text:p text:style-name="P4">Review Wissenschaftliche Arbeit</text:p>
      <text:p text:style-name="P4"/>
      <text:p text:style-name="P5">Im Review wurde die wissenschaftliche Arbeit zusammen mit dem Betreuer für die Arbeit (Dr. Bomhardt) durchgegangen.</text:p>
      <text:list xml:id="list6000229093755187321" text:style-name="L1">
        <text:list-header>
          <text:p text:style-name="P7"/>
        </text:list-header>
      </text:list>
      <text:p text:style-name="P4">Review Projekt Studienarbeit</text:p>
      <text:p text:style-name="P5"/>
      <text:p text:style-name="P5">Gemeinsame Absprache mit Betreuer mit Prüfung der Realiserungsergebnisse.</text:p>
      <text:p text:style-name="P5">Zusätzlich wurde hierbei auch ein System- und Akzeptanztest durchgeführt.<text:line-break/>Abgeschlossen wurde das Review mit der Übergabe des fertigen System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QS-Maßnahmen<text:tab/>12.05.2019</text:span></text:p>
        <text:p text:style-name="MP2">Maurice Heumann &amp; Mirko Müller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5-12T20:07:44.98</dc:date>
    <meta:editing-duration>PT4H3M11S</meta:editing-duration>
    <meta:editing-cycles>45</meta:editing-cycles>
    <meta:generator>OpenOffice/4.1.5$Win32 OpenOffice.org_project/415m1$Build-9789</meta:generator>
    <meta:document-statistic meta:table-count="0" meta:image-count="0" meta:object-count="0" meta:page-count="1" meta:paragraph-count="15" meta:word-count="140" meta:character-count="1105"/>
  </office:meta>
</office:document-meta>
</file>